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699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6.209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8.142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3.785cm"/>
    </style:style>
    <style:style style:name="co14" style:family="table-column">
      <style:table-column-properties fo:break-before="auto" style:column-width="7.542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10.211cm"/>
    </style:style>
    <style:style style:name="co17" style:family="table-column">
      <style:table-column-properties fo:break-before="auto" style:column-width="3.35cm"/>
    </style:style>
    <style:style style:name="co18" style:family="table-column">
      <style:table-column-properties fo:break-before="auto" style:column-width="4.466cm"/>
    </style:style>
    <style:style style:name="co19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4"/>
    <style:style style:name="ce2" style:family="table-cell" style:parent-style-name="Default" style:data-style-name="N0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37"/>
    <style:style style:name="ce8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jercicio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ida de ventas durante 2 trimestres segui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mnización 20 días por año tarabajado, máximo 270 dí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ños trabajado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ario base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rio diario</text:p>
          </table:table-cell>
          <table:table-cell table:style-name="ce1" table:formula="of:=[.B6]*14/365" office:value-type="float" office:value="57.5342465753425" calcext:value-type="float">
            <text:p>57,5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as de indemnizacion</text:p>
          </table:table-cell>
          <table:table-cell table:formula="of:=20*[.B4]" office:value-type="float" office:value="300" calcext:value-type="float">
            <text:p>300</text:p>
          </table:table-cell>
          <table:table-cell office:value-type="string" calcext:value-type="string">
            <text:p>Tope 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Indemnizacion</text:p>
          </table:table-cell>
          <table:table-cell table:style-name="ce1" table:formula="of:=[.B7]*[.D9]" office:value-type="float" office:value="15534.2465753425" calcext:value-type="float">
            <text:p>15.534,25</text:p>
          </table:table-cell>
          <table:table-cell table:number-columns-repeated="2"/>
        </table:table-row>
      </table:table>
      <table:table table:name="Ejercicio 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pido improcedente</text:p>
          </table:table-cell>
          <table:table-cell/>
        </table:table-row>
        <table:table-row table:style-name="ro1">
          <table:table-cell office:value-type="string" calcext:value-type="string">
            <text:p>Antiguedad 3 años y 4 meses anterior al 2012</text:p>
          </table:table-cell>
          <table:table-cell/>
        </table:table-row>
        <table:table-row table:style-name="ro1">
          <table:table-cell office:value-type="string" calcext:value-type="string">
            <text:p>Indemnización 45 días por año con máximo de 1260 día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alario diario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office:value-type="string" calcext:value-type="string">
            <text:p>Paga extra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ario pagas extras</text:p>
          </table:table-cell>
          <table:table-cell table:style-name="ce1" table:formula="of:=[.B6]*2/365" office:value-type="float" office:value="4.52054794520548" calcext:value-type="float">
            <text:p>4,5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lario diario total</text:p>
          </table:table-cell>
          <table:table-cell table:style-name="ce1" table:formula="of:=[.B5]+[.B8]" office:value-type="float" office:value="32.0205479452055" calcext:value-type="float">
            <text:p>32,02</text:p>
          </table:table-cell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calcext:value-type="string">
            <text:p>Días indemnización </text:p>
          </table:table-cell>
          <table:table-cell table:formula="of:=(45*(3+(4/12)))"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demnización</text:p>
          </table:table-cell>
          <table:table-cell table:style-name="ce1" table:formula="of:=[.B12]*[.B10]" office:value-type="float" office:value="4803.08219178082" calcext:value-type="float">
            <text:p>4.803,08</text:p>
          </table:table-cell>
        </table:table-row>
        <table:table-row table:style-name="ro1">
          <table:table-cell/>
          <table:table-cell table:style-name="ce1"/>
        </table:table-row>
      </table:table>
      <table:table table:name="Ejercicio 3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Despido por causas objetiv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gas prorratedas, salrio ba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igüedad 12 año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ario base</text:p>
          </table:table-cell>
          <table:table-cell office:value-type="float" office:value="1080" calcext:value-type="float">
            <text:p>10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us convenio</text:p>
          </table:table-cell>
          <table:table-cell office:value-type="float" office:value="145" calcext:value-type="float">
            <text:p>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us de distancia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 table:number-columns-spanned="5" table:number-rows-spanned="1">
            <text:p>Indemnización</text:p>
          </table:table-cell>
          <table:covered-table-cell table:number-columns-repeated="4" table:style-name="ce18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Días</text:p>
          </table:table-cell>
          <table:table-cell table:style-name="ce11"/>
          <table:table-cell office:value-type="string" calcext:value-type="string">
            <text:p>Dí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mnización a partir del 2012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Máximo</text:p>
          </table:table-cell>
          <table:table-cell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Años</text:p>
          </table:table-cell>
          <table:table-cell table:style-name="ce9" office:value-type="string" calcext:value-type="string">
            <text:p>Dí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 años de antigüedad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formula="of:=12*20"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ensualidades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Al dí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lario base</text:p>
          </table:table-cell>
          <table:table-cell office:value-type="float" office:value="1080" calcext:value-type="float">
            <text:p>1080</text:p>
          </table:table-cell>
          <table:table-cell office:value-type="float" office:value="14" calcext:value-type="float">
            <text:p>14</text:p>
          </table:table-cell>
          <table:table-cell table:formula="of:=[.B16]*[.C16]" office:value-type="float" office:value="15120" calcext:value-type="float">
            <text:p>15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us convenio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table:formula="of:=[.B17]*[.C17]" office:value-type="float" office:value="1740" calcext:value-type="float">
            <text:p>17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us distancia (no entra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16:.D17])" office:value-type="float" office:value="16860" calcext:value-type="float">
            <text:p>16860</text:p>
          </table:table-cell>
          <table:table-cell table:style-name="ce1" table:formula="of:=[.D19]/365" office:value-type="float" office:value="46.1917808219178" calcext:value-type="float">
            <text:p>46,1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Indemnización</text:p>
          </table:table-cell>
          <table:table-cell table:style-name="ce1" table:formula="of:=[.E19]*[.C13]" office:value-type="float" office:value="11086.0273972603" calcext:value-type="float">
            <text:p>11.086,03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6" office:value-type="string" calcext:value-type="string" table:number-columns-spanned="6" table:number-rows-spanned="1">
            <text:p><text:span text:style-name="T1">Finiquito</text:span> = Indemnización + Vacaciones no disfrutadas + Pagas extra no prorrateadas + Días trabajados el último mes</text:p>
          </table:table-cell>
          <table:covered-table-cell table:number-columns-repeated="5" table:style-name="ce18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gas extras prorrateada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caciones =1 mes =30 días</text:p>
          </table:table-cell>
          <table:table-cell/>
          <table:table-cell table:style-name="ce9" office:value-type="string" calcext:value-type="string">
            <text:p>Salario base</text:p>
          </table:table-cell>
          <table:table-cell table:style-name="ce9" office:value-type="string" calcext:value-type="string">
            <text:p>Plus convenio</text:p>
          </table:table-cell>
          <table:table-cell table:style-name="ce9" office:value-type="string" calcext:value-type="string">
            <text:p><text:s/>TOTAL</text:p>
          </table:table-cell>
          <table:table-cell/>
          <table:table-cell table:style-name="ce12" office:value-type="string" calcext:value-type="string" table:number-columns-spanned="4" table:number-rows-spanned="1">
            <text:p>Para la cotización se redondea el día hacia arriba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365-30</text:p>
          </table:table-cell>
          <table:table-cell table:style-name="ce9" office:value-type="string" calcext:value-type="string">
            <text:p>x</text:p>
          </table:table-cell>
          <table:table-cell table:style-name="ce10" office:value-type="float" office:value="1080" calcext:value-type="float">
            <text:p>1.080,00</text:p>
          </table:table-cell>
          <table:table-cell table:style-name="ce10" office:value-type="float" office:value="145" calcext:value-type="float">
            <text:p>145,00</text:p>
          </table:table-cell>
          <table:table-cell table:style-name="ce10" table:formula="of:=[.B30]*([.C29]+[.D29])/30" office:value-type="float" office:value="469.86301369863" calcext:value-type="float">
            <text:p>469,86</text:p>
          </table:table-cell>
          <table:table-cell/>
          <table:table-cell table:formula="of:=12*([.C29]+[.D29])/30"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0 -x</text:p>
          </table:table-cell>
          <table:table-cell table:style-name="ce10" table:formula="of:=140*30/365" office:value-type="float" office:value="11.5068493150685" calcext:value-type="float">
            <text:p>11,51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>
            <text:p>20/05/2014 Días por cobrar del mes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ario base</text:p>
          </table:table-cell>
          <table:table-cell table:formula="of:=[.B5]*[.B32]/30" office:value-type="float" office:value="720" calcext:value-type="float">
            <text:p>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us convenio</text:p>
          </table:table-cell>
          <table:table-cell table:style-name="ce1" table:formula="of:=[.B6]*[.B32]/30" office:value-type="float" office:value="96.6666666666667" calcext:value-type="float">
            <text:p>96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us distancia</text:p>
          </table:table-cell>
          <table:table-cell table:formula="of:=[.B7]*[.B32]/30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rrata pagas</text:p>
          </table:table-cell>
          <table:table-cell table:style-name="ce1" table:formula="of:=2*1080*[.B32]/360" office:value-type="float" office:value="120" calcext:value-type="float">
            <text:p>120,0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iniquito</text:p>
          </table:table-cell>
          <table:table-cell table:number-columns-repeated="9"/>
        </table:table-row>
        <table:table-row table:style-name="ro1">
          <table:table-cell table:style-name="ce8" table:formula="of:=[.B21]+[.E29]+[.B33]+[.B34]+[.B35]+[.B36]" office:value-type="float" office:value="12552.5570776256" calcext:value-type="float">
            <text:p>12.552,56</text:p>
          </table:table-cell>
          <table:table-cell table:number-columns-repeated="9"/>
        </table:table-row>
      </table:table>
      <table:table table:name="Ejercicio 3 cambiado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 table:number-columns-spanned="7" table:number-rows-spanned="1">
            <text:p>Indemnización</text:p>
          </table:table-cell>
          <table:covered-table-cell table:number-columns-repeated="6" table:style-name="ce18"/>
          <table:table-cell table:number-columns-repeated="4"/>
        </table:table-row>
        <table:table-row table:style-name="ro1">
          <table:table-cell office:value-type="string" calcext:value-type="string">
            <text:p>Indemnización antes del 2012</text:p>
          </table:table-cell>
          <table:table-cell table:style-name="ce18" office:value-type="float" office:value="45" calcext:value-type="float">
            <text:p>45</text:p>
          </table:table-cell>
          <table:table-cell table:style-name="ce11" office:value-type="string" calcext:value-type="string">
            <text:p>Máximo</text:p>
          </table:table-cell>
          <table:table-cell office:value-type="float" office:value="1260" calcext:value-type="float">
            <text:p>1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emnización a partir del 2012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Máximo</text:p>
          </table:table-cell>
          <table:table-cell office:value-type="float" office:value="720" calcext:value-type="float">
            <text:p>7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mos</text:p>
          </table:table-cell>
          <table:table-cell/>
          <table:table-cell office:value-type="string" calcext:value-type="string">
            <text:p>Dí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01/94 – 11/2/12</text:p>
          </table:table-cell>
          <table:table-cell office:value-type="string" calcext:value-type="string">
            <text:p>18 años y 2/12</text:p>
          </table:table-cell>
          <table:table-cell table:formula="of:=[.B2]*(18+(2/12))" office:value-type="float" office:value="817.5" calcext:value-type="float">
            <text:p>817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/02/12 – 20/05/2014</text:p>
          </table:table-cell>
          <table:table-cell office:value-type="string" calcext:value-type="string">
            <text:p>2 años y 4/12</text:p>
          </table:table-cell>
          <table:table-cell table:formula="of:=[.B3]*(2+(4/12))" office:value-type="float" office:value="77" calcext:value-type="float">
            <text:p>77</text:p>
          </table:table-cell>
          <table:table-cell office:value-type="string" calcext:value-type="string">
            <text:p><text:s text:c="4"/>Estos no se los pagan porque el anterior supera 7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ensualidade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Al día</text:p>
          </table:table-cell>
          <table:table-cell table:number-columns-repeated="5"/>
          <table:table-cell table:formula="of:=31+28+31+30+20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alario base</text:p>
          </table:table-cell>
          <table:table-cell office:value-type="float" office:value="1080" calcext:value-type="float">
            <text:p>1080</text:p>
          </table:table-cell>
          <table:table-cell office:value-type="float" office:value="14" calcext:value-type="float">
            <text:p>14</text:p>
          </table:table-cell>
          <table:table-cell table:formula="of:=[.B8]*[.C8]" office:value-type="float" office:value="15120" calcext:value-type="float">
            <text:p>15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us convenio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table:formula="of:=[.B9]*[.C9]" office:value-type="float" office:value="1740" calcext:value-type="float">
            <text:p>17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us distancia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formula="of:=[.B10]*[.C10]" office:value-type="float" office:value="990" calcext:value-type="float">
            <text:p>990</text:p>
          </table:table-cell>
          <table:table-cell office:value-type="string" calcext:value-type="string">
            <text:p><text:s/>El de distancia no ent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8:.D9])" office:value-type="float" office:value="16860" calcext:value-type="float">
            <text:p>16860</text:p>
          </table:table-cell>
          <table:table-cell table:style-name="ce1" table:formula="of:=[.D11]/365" office:value-type="float" office:value="46.1917808219178" calcext:value-type="float">
            <text:p>46,1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Indemnización</text:p>
          </table:table-cell>
          <table:table-cell table:style-name="ce1" table:formula="of:=[.E11]*[.C5]" office:value-type="float" office:value="37761.7808219178" calcext:value-type="float">
            <text:p>37.761,78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6" office:value-type="string" calcext:value-type="string" table:number-columns-spanned="6" table:number-rows-spanned="1">
            <text:p><text:span text:style-name="T1">Finiquito</text:span> = Indemnización + Vacaciones no disfrutadas + Pagas extra no prorrateadas + Días trabajados el último mes</text:p>
          </table:table-cell>
          <table:covered-table-cell table:number-columns-repeated="5" table:style-name="ce18"/>
          <table:table-cell table:number-columns-repeated="5"/>
        </table:table-row>
        <table:table-row table:style-name="ro1">
          <table:table-cell table:style-name="ce7" office:value-type="string" calcext:value-type="string">
            <text:p>20/05/2014 Días por cobrar del mes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rio base</text:p>
          </table:table-cell>
          <table:table-cell table:formula="of:=[.B8]*[.B17]/30"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us convenio</text:p>
          </table:table-cell>
          <table:table-cell table:style-name="ce1" table:formula="of:=[.B9]*[.B17]/30" office:value-type="float" office:value="96.6666666666667" calcext:value-type="float">
            <text:p>96,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us distancia</text:p>
          </table:table-cell>
          <table:table-cell table:formula="of:=[.B10]*[.B17]/30" office:value-type="float" office:value="60" calcext:value-type="float">
            <text:p>60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Vacaciones =1 mes =30 días</text:p>
          </table:table-cell>
          <table:table-cell/>
          <table:table-cell table:style-name="ce18" office:value-type="string" calcext:value-type="string">
            <text:p>Salario base</text:p>
          </table:table-cell>
          <table:table-cell table:style-name="ce18" office:value-type="string" calcext:value-type="string">
            <text:p>Plus convenio</text:p>
          </table:table-cell>
          <table:table-cell table:style-name="ce18" office:value-type="string" calcext:value-type="string">
            <text:p><text:s/>TOTAL</text:p>
          </table:table-cell>
          <table:table-cell/>
          <table:table-cell table:style-name="ce12" office:value-type="string" calcext:value-type="string" table:number-columns-spanned="4" table:number-rows-spanned="1">
            <text:p>Para la cotización se redondea el día hacia arriba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365-30</text:p>
          </table:table-cell>
          <table:table-cell table:style-name="ce18" office:value-type="string" calcext:value-type="string">
            <text:p>x</text:p>
          </table:table-cell>
          <table:table-cell table:style-name="ce10" office:value-type="float" office:value="1080" calcext:value-type="float">
            <text:p>1.080,00</text:p>
          </table:table-cell>
          <table:table-cell table:style-name="ce10" office:value-type="float" office:value="145" calcext:value-type="float">
            <text:p>145,00</text:p>
          </table:table-cell>
          <table:table-cell table:style-name="ce10" table:formula="of:=[.B26]*([.C25]+[.D25])/30" office:value-type="float" office:value="469.86301369863" calcext:value-type="float">
            <text:p>469,86</text:p>
          </table:table-cell>
          <table:table-cell/>
          <table:table-cell table:formula="of:=12*([.C25]+[.D25])/30"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 -x</text:p>
          </table:table-cell>
          <table:table-cell table:style-name="ce10" table:formula="of:=140*30/365" office:value-type="float" office:value="11.5068493150685" calcext:value-type="float">
            <text:p>11,51</text:p>
          </table:table-cell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Paga Julio</text:p>
          </table:table-cell>
          <table:table-cell office:value-type="string" calcext:value-type="string">
            <text:p>1/7/13 -30/6/2014</text:p>
          </table:table-cell>
          <table:table-cell office:value-type="string" calcext:value-type="string">
            <text:p>1080-365</text:p>
          </table:table-cell>
          <table:table-cell table:style-name="ce18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/7/13-20/05/14</text:p>
          </table:table-cell>
          <table:table-cell office:value-type="string" calcext:value-type="string">
            <text:p>x-324</text:p>
          </table:table-cell>
          <table:table-cell table:style-name="ce10" table:formula="of:=1080*324/365" office:value-type="float" office:value="958.684931506849" calcext:value-type="float">
            <text:p>958,68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aga Diciembre</text:p>
          </table:table-cell>
          <table:table-cell office:value-type="string" calcext:value-type="string">
            <text:p>1/01/14-31/12/14</text:p>
          </table:table-cell>
          <table:table-cell office:value-type="string" calcext:value-type="string">
            <text:p>1080-365</text:p>
          </table:table-cell>
          <table:table-cell table:style-name="ce18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/01/14-20/05/14</text:p>
          </table:table-cell>
          <table:table-cell office:value-type="string" calcext:value-type="string">
            <text:p>x-140</text:p>
          </table:table-cell>
          <table:table-cell table:style-name="ce10" table:formula="of:=1080*140/365" office:value-type="float" office:value="414.246575342466" calcext:value-type="float">
            <text:p>414,25</text:p>
          </table:table-cell>
          <table:table-cell table:style-name="ce1"/>
          <table:table-cell table:number-columns-repeated="6"/>
        </table:table-row>
      </table:table>
      <table:table table:name="Ejercicio 4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ntrato temporal de obra y servici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í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/01/16- 24/04/16</text:p>
          </table:table-cell>
          <table:table-cell table:formula="of:=16+28+31+24"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nsualidades</text:p>
          </table:table-cell>
          <table:table-cell table:style-name="ce18" office:value-type="string" calcext:value-type="string">
            <text:p>total</text:p>
          </table:table-cell>
          <table:table-cell/>
          <table:table-cell office:value-type="string" calcext:value-type="string">
            <text:p>Al dí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ario base</text:p>
          </table:table-cell>
          <table:table-cell office:value-type="float" office:value="870" calcext:value-type="float">
            <text:p>870</text:p>
          </table:table-cell>
          <table:table-cell office:value-type="float" office:value="14" calcext:value-type="float">
            <text:p>14</text:p>
          </table:table-cell>
          <table:table-cell table:formula="of:=[.C5]*[.B5]" office:value-type="float" office:value="12180" calcext:value-type="float">
            <text:p>12180</text:p>
          </table:table-cell>
          <table:table-cell/>
          <table:table-cell table:style-name="ce1" table:formula="of:=[.D5]/365" office:value-type="float" office:value="33.3698630136986" calcext:value-type="float">
            <text:p>33,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 convenio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formula="of:=[.C6]*[.B6]" office:value-type="float" office:value="1260" calcext:value-type="float">
            <text:p>1260</text:p>
          </table:table-cell>
          <table:table-cell/>
          <table:table-cell table:style-name="ce1" table:formula="of:=[.D6]/365" office:value-type="float" office:value="3.45205479452055" calcext:value-type="float">
            <text:p>3,45</text:p>
          </table:table-cell>
          <table:table-cell table:number-columns-repeated="2"/>
          <table:table-cell table:style-name="ce1" table:formula="of:=12*99/365" office:value-type="float" office:value="3.25479452054795" calcext:value-type="float">
            <text:p>3,25</text:p>
          </table:table-cell>
          <table:table-cell/>
        </table:table-row>
        <table:table-row table:style-name="ro1">
          <table:table-cell office:value-type="string" calcext:value-type="string">
            <text:p>Plus transporte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table:style-name="ce1"/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5:.D6])" office:value-type="float" office:value="13440" calcext:value-type="float">
            <text:p>13440</text:p>
          </table:table-cell>
          <table:table-cell/>
          <table:table-cell table:style-name="ce1" table:formula="of:=[.D9]/365" office:value-type="float" office:value="36.8219178082192" calcext:value-type="float">
            <text:p>36,82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Indemnización</text:p>
          </table:table-cell>
          <table:table-cell table:style-name="ce1" table:formula="of:=[.F9]*12*[.B3]/365" office:value-type="float" office:value="119.847776318259" calcext:value-type="float">
            <text:p>119,8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 table:number-columns-spanned="6" table:number-rows-spanned="1">
            <text:p><text:span text:style-name="T1">Finiquito</text:span> = Indemnización + Vacaciones no disfrutadas + Pagas extra no prorrateadas + Días trabajados el último mes</text:p>
          </table:table-cell>
          <table:covered-table-cell table:number-columns-repeated="5" table:style-name="ce18"/>
          <table:table-cell table:number-columns-repeated="4"/>
        </table:table-row>
        <table:table-row table:style-name="ro1">
          <table:table-cell table:style-name="ce7" office:value-type="string" calcext:value-type="string">
            <text:p>24/04/2016 Días por cobrar del mes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ario base</text:p>
          </table:table-cell>
          <table:table-cell table:formula="of:=[.B5]*[.B14]/30" office:value-type="float" office:value="696" calcext:value-type="float">
            <text:p>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us convenio</text:p>
          </table:table-cell>
          <table:table-cell table:style-name="ce1" table:formula="of:=[.B6]*[.B14]/30" office:value-type="float" office:value="84" calcext:value-type="float">
            <text:p>84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us distancia</text:p>
          </table:table-cell>
          <table:table-cell table:style-name="ce1" table:formula="of:=[.B7]*16/21" office:value-type="float" office:value="76.1904761904762" calcext:value-type="float">
            <text:p>76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rrata pagas</text:p>
          </table:table-cell>
          <table:table-cell table:style-name="ce1" table:formula="of:=([.B5]*2/365)*24" office:value-type="float" office:value="114.41095890411" calcext:value-type="float">
            <text:p>114,41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Vacaciones =1 mes =30 días</text:p>
          </table:table-cell>
          <table:table-cell/>
          <table:table-cell table:style-name="ce18" office:value-type="string" calcext:value-type="string">
            <text:p>Salario base</text:p>
          </table:table-cell>
          <table:table-cell table:style-name="ce18" office:value-type="string" calcext:value-type="string">
            <text:p>Plus convenio</text:p>
          </table:table-cell>
          <table:table-cell table:style-name="ce18" office:value-type="string" calcext:value-type="string">
            <text:p>Prorrata</text:p>
          </table:table-cell>
          <table:table-cell table:style-name="ce18" office:value-type="string" calcext:value-type="string">
            <text:p><text:s/>TOTAL</text:p>
          </table:table-cell>
          <table:table-cell table:style-name="ce12" office:value-type="string" calcext:value-type="string" table:number-columns-spanned="4" table:number-rows-spanned="1">
            <text:p>Para la cotización se redondea el día hacia arriba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365-30</text:p>
          </table:table-cell>
          <table:table-cell table:style-name="ce18" office:value-type="string" calcext:value-type="string">
            <text:p>x</text:p>
          </table:table-cell>
          <table:table-cell table:style-name="ce10" table:formula="of:=[.B5]" office:value-type="float" office:value="870" calcext:value-type="float">
            <text:p>870,00</text:p>
          </table:table-cell>
          <table:table-cell table:style-name="ce10" table:formula="of:=[.B6]" office:value-type="float" office:value="105" calcext:value-type="float">
            <text:p>105,00</text:p>
          </table:table-cell>
          <table:table-cell table:style-name="ce18" table:formula="of:=[.B5]*2/12" office:value-type="float" office:value="145" calcext:value-type="float">
            <text:p>145</text:p>
          </table:table-cell>
          <table:table-cell table:style-name="ce10" table:formula="of:=[.B23]*([.C22]+[.D22]+[.E22])/30" office:value-type="float" office:value="303.780821917808" calcext:value-type="float">
            <text:p>303,78</text:p>
          </table:table-cell>
          <table:table-cell table:formula="of:=9*([.C22]+[.D22]+[.E22])/30"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-x</text:p>
          </table:table-cell>
          <table:table-cell table:style-name="ce10" table:formula="of:=99*30/365" office:value-type="float" office:value="8.13698630136986" calcext:value-type="float">
            <text:p>8,14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gas prorrateadas No hay que tenerlas en cuenta así:</text:p>
          </table:table-cell>
          <table:table-cell table:number-columns-repeated="3"/>
          <table:table-cell table:style-name="ce18"/>
          <table:table-cell table:number-columns-repeated="5"/>
        </table:table-row>
        <table:table-row table:style-name="ro1">
          <table:table-cell office:value-type="string" calcext:value-type="string">
            <text:p>Paga Julio</text:p>
          </table:table-cell>
          <table:table-cell office:value-type="string" calcext:value-type="string">
            <text:p>1/7/15 -30/6/2016</text:p>
          </table:table-cell>
          <table:table-cell office:value-type="string" calcext:value-type="string">
            <text:p>870-365</text:p>
          </table:table-cell>
          <table:table-cell table:style-name="ce18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6/01/16-24/04/16</text:p>
          </table:table-cell>
          <table:table-cell office:value-type="string" calcext:value-type="string">
            <text:p>x-99</text:p>
          </table:table-cell>
          <table:table-cell table:style-name="ce10" table:formula="of:=870*99/365" office:value-type="float" office:value="235.972602739726" calcext:value-type="float">
            <text:p>235,97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ga Diciembre</text:p>
          </table:table-cell>
          <table:table-cell office:value-type="string" calcext:value-type="string">
            <text:p>1/01/16-31/12/16</text:p>
          </table:table-cell>
          <table:table-cell office:value-type="string" calcext:value-type="string">
            <text:p>870-365</text:p>
          </table:table-cell>
          <table:table-cell table:style-name="ce18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6/01/16-24/04/16</text:p>
          </table:table-cell>
          <table:table-cell office:value-type="string" calcext:value-type="string">
            <text:p>x-99</text:p>
          </table:table-cell>
          <table:table-cell table:style-name="ce10" table:formula="of:=870*99/365" office:value-type="float" office:value="235.972602739726" calcext:value-type="float">
            <text:p>235,97</text:p>
          </table:table-cell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Finiquito</text:p>
          </table:table-cell>
          <table:table-cell table:number-columns-repeated="9"/>
        </table:table-row>
        <table:table-row table:style-name="ro1">
          <table:table-cell table:style-name="ce8" table:formula="of:=[.B11]+[.F22]+[.B15]+[.B16]+[.B17]+[.B18]" office:value-type="float" office:value="1394.23003333065" calcext:value-type="float">
            <text:p>1.394,23</text:p>
          </table:table-cell>
          <table:table-cell table:number-columns-repeated="9"/>
        </table:table-row>
      </table:table>
      <table:table table:name="Ejercicio 5" table:style-name="ta1">
        <table:table-column table:style-name="co1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ntrato temporal de obra y servici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í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/07/16- 24/11/16</text:p>
          </table:table-cell>
          <table:table-cell table:formula="of:=21+31+30+31+24"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nsualidades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Al día</text:p>
          </table:table-cell>
          <table:table-cell/>
          <table:table-cell table:style-name="ce1" table:formula="of:=137*12/365" office:value-type="float" office:value="4.5041095890411" calcext:value-type="float">
            <text:p>4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rio base</text:p>
          </table:table-cell>
          <table:table-cell office:value-type="float" office:value="930" calcext:value-type="float">
            <text:p>930</text:p>
          </table:table-cell>
          <table:table-cell table:formula="of:=12+3" office:value-type="float" office:value="15" calcext:value-type="float">
            <text:p>15</text:p>
          </table:table-cell>
          <table:table-cell table:formula="of:=[.C5]*[.B5]" office:value-type="float" office:value="13950" calcext:value-type="float">
            <text:p>13950</text:p>
          </table:table-cell>
          <table:table-cell/>
          <table:table-cell table:style-name="ce1" table:formula="of:=[.D5]/365" office:value-type="float" office:value="38.2191780821918" calcext:value-type="float">
            <text:p>38,22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lus convenio</text:p>
          </table:table-cell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table:formula="of:=[.C6]*[.B6]" office:value-type="float" office:value="1980" calcext:value-type="float">
            <text:p>1980</text:p>
          </table:table-cell>
          <table:table-cell/>
          <table:table-cell table:style-name="ce1" table:formula="of:=[.D6]/365" office:value-type="float" office:value="5.42465753424658" calcext:value-type="float">
            <text:p>5,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 transporte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5:.D6])" office:value-type="float" office:value="15930" calcext:value-type="float">
            <text:p>15930</text:p>
          </table:table-cell>
          <table:table-cell/>
          <table:table-cell table:style-name="ce1" table:formula="of:=[.D9]/365" office:value-type="float" office:value="43.6438356164384" calcext:value-type="float">
            <text:p>43,6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demnización</text:p>
          </table:table-cell>
          <table:table-cell table:style-name="ce1" table:formula="of:=[.F9]*12*[.B3]/365" office:value-type="float" office:value="196.576618502533" calcext:value-type="float">
            <text:p>196,5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 table:number-columns-spanned="6" table:number-rows-spanned="1">
            <text:p><text:span text:style-name="T1">Finiquito</text:span> = Indemnización + Vacaciones no disfrutadas + Pagas extra no prorrateadas + Días trabajados el último mes</text:p>
          </table:table-cell>
          <table:covered-table-cell table:number-columns-repeated="5" table:style-name="ce18"/>
          <table:table-cell table:number-columns-repeated="4"/>
        </table:table-row>
        <table:table-row table:style-name="ro1">
          <table:table-cell table:style-name="ce7" office:value-type="string" calcext:value-type="string">
            <text:p>24/11/2016 Días por cobrar del mes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ario base</text:p>
          </table:table-cell>
          <table:table-cell table:formula="of:=[.B5]*[.B14]/30" office:value-type="float" office:value="744" calcext:value-type="float">
            <text:p>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us convenio</text:p>
          </table:table-cell>
          <table:table-cell table:style-name="ce1" table:formula="of:=[.B6]*[.B14]/30" office:value-type="float" office:value="132" calcext:value-type="float">
            <text:p>132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us distancia</text:p>
          </table:table-cell>
          <table:table-cell table:style-name="ce1" table:formula="of:=[.B7]*16/21" office:value-type="float" office:value="67.0476190476191" calcext:value-type="float">
            <text:p>67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rrata pagas</text:p>
          </table:table-cell>
          <table:table-cell table:style-name="ce1" table:formula="of:=([.B5]*3/365)*[.B14]" office:value-type="float" office:value="183.452054794521" calcext:value-type="float">
            <text:p>183,45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Vacaciones =1 mes =30 días</text:p>
          </table:table-cell>
          <table:table-cell/>
          <table:table-cell table:style-name="ce18" office:value-type="string" calcext:value-type="string">
            <text:p>Salario base</text:p>
          </table:table-cell>
          <table:table-cell table:style-name="ce18" office:value-type="string" calcext:value-type="string">
            <text:p>Plus convenio</text:p>
          </table:table-cell>
          <table:table-cell table:style-name="ce18" office:value-type="string" calcext:value-type="string">
            <text:p>Prorrata</text:p>
          </table:table-cell>
          <table:table-cell table:style-name="ce18" office:value-type="string" calcext:value-type="string">
            <text:p><text:s/>TOTAL</text:p>
          </table:table-cell>
          <table:table-cell table:style-name="ce12" office:value-type="string" calcext:value-type="string" table:number-columns-spanned="4" table:number-rows-spanned="1">
            <text:p>Para la cotización se redondea el día hacia arriba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365-30</text:p>
          </table:table-cell>
          <table:table-cell table:style-name="ce18" office:value-type="string" calcext:value-type="string">
            <text:p>x</text:p>
          </table:table-cell>
          <table:table-cell table:style-name="ce10" table:formula="of:=[.B5]" office:value-type="float" office:value="930" calcext:value-type="float">
            <text:p>930,00</text:p>
          </table:table-cell>
          <table:table-cell table:style-name="ce10" table:formula="of:=[.B6]" office:value-type="float" office:value="165" calcext:value-type="float">
            <text:p>165,00</text:p>
          </table:table-cell>
          <table:table-cell table:style-name="ce18" table:formula="of:=[.B5]*3/12" office:value-type="float" office:value="232.5" calcext:value-type="float">
            <text:p>232,5</text:p>
          </table:table-cell>
          <table:table-cell table:style-name="ce10" table:formula="of:=[.B23]*([.C22]+[.D22]+[.E22])/30" office:value-type="float" office:value="498.267123287671" calcext:value-type="float">
            <text:p>498,27</text:p>
          </table:table-cell>
          <table:table-cell table:formula="of:=12*([.C22]+[.D22]+[.E22])/30"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7-x</text:p>
          </table:table-cell>
          <table:table-cell table:style-name="ce10" table:formula="of:=137*30/365" office:value-type="float" office:value="11.2602739726027" calcext:value-type="float">
            <text:p>11,26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gas prorrateadas No hay que tenerlas en cuenta</text:p>
          </table:table-cell>
          <table:table-cell table:number-columns-repeated="3"/>
          <table:table-cell table:style-name="ce18"/>
          <table:table-cell table:number-columns-repeated="5"/>
        </table:table-row>
        <table:table-row table:style-name="ro1">
          <table:table-cell office:value-type="string" calcext:value-type="string">
            <text:p>Paga Julio</text:p>
          </table:table-cell>
          <table:table-cell office:value-type="string" calcext:value-type="string">
            <text:p>1/7/16 -30/6/2017</text:p>
          </table:table-cell>
          <table:table-cell office:value-type="string" calcext:value-type="string">
            <text:p>930-365</text:p>
          </table:table-cell>
          <table:table-cell table:style-name="ce18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1/07/16- 24/11/16</text:p>
          </table:table-cell>
          <table:table-cell office:value-type="string" calcext:value-type="string">
            <text:p>x-137</text:p>
          </table:table-cell>
          <table:table-cell table:style-name="ce10" table:formula="of:=930*137/365" office:value-type="float" office:value="349.068493150685" calcext:value-type="float">
            <text:p>349,07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ga Diciembre</text:p>
          </table:table-cell>
          <table:table-cell office:value-type="string" calcext:value-type="string">
            <text:p>1/01/16-31/12/16</text:p>
          </table:table-cell>
          <table:table-cell office:value-type="string" calcext:value-type="string">
            <text:p>930-365</text:p>
          </table:table-cell>
          <table:table-cell table:style-name="ce18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1/07/16-24/11/16</text:p>
          </table:table-cell>
          <table:table-cell office:value-type="string" calcext:value-type="string">
            <text:p>x-137</text:p>
          </table:table-cell>
          <table:table-cell table:style-name="ce10" table:formula="of:=930*137/365" office:value-type="float" office:value="349.068493150685" calcext:value-type="float">
            <text:p>349,07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ga beneficios marzo</text:p>
          </table:table-cell>
          <table:table-cell office:value-type="string" calcext:value-type="string">
            <text:p>1/03/2015-28/02/201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iniquito</text:p>
          </table:table-cell>
          <table:table-cell table:number-columns-repeated="9"/>
        </table:table-row>
        <table:table-row table:style-name="ro1">
          <table:table-cell table:style-name="ce8" table:formula="of:=[.B11]+[.F22]+[.F22]+[.B15]+[.B16]+[.B17]+[.B18]" office:value-type="float" office:value="2319.61053892002" calcext:value-type="float">
            <text:p>2.319,61</text:p>
          </table:table-cell>
          <table:table-cell table:number-columns-repeated="9"/>
        </table:table-row>
      </table:table>
      <table:table table:name="Ejercicio dictad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ntrato indefinido despido por causas disciplinarias, calificado de improcedente</text:p>
          </table:table-cell>
          <table:table-cell office:value-type="string" calcext:value-type="string">
            <text:p>Día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s de la reform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/01/10- 24/04/14</text:p>
          </table:table-cell>
          <table:table-cell office:value-type="string" calcext:value-type="string">
            <text:p>Dí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spués de la reforma</text:p>
          </table:table-cell>
          <table:table-cell table:formula="of:=[.C4]+[.C5]" office:value-type="float" office:value="168" calcext:value-type="float">
            <text:p>168</text:p>
          </table:table-cell>
          <table:table-cell office:value-type="string" calcext:value-type="string">
            <text:p>No supera el lími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í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/01/10- 11/02/2012</text:p>
          </table:table-cell>
          <table:table-cell office:value-type="string" calcext:value-type="string">
            <text:p>2 años + 1/12</text:p>
          </table:table-cell>
          <table:table-cell table:formula="of:=[.C1]*(2+(1/12))" office:value-type="float" office:value="93.75" calcext:value-type="float">
            <text:p>93,75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12/02/2012-24/04/2014</text:p>
          </table:table-cell>
          <table:table-cell table:style-name="ce25" office:value-type="string" calcext:value-type="string">
            <text:p>2 años + 3/12</text:p>
          </table:table-cell>
          <table:table-cell table:formula="of:=[.C2]*(2+(3/12))" office:value-type="float" office:value="74.25" calcext:value-type="float">
            <text:p>74,25</text:p>
          </table:table-cell>
          <table:table-cell table:number-columns-repeated="8"/>
        </table:table-row>
        <table:table-row table:style-name="ro1">
          <table:table-cell table:style-name="ce25" table:number-columns-repeated="2"/>
          <table:table-cell/>
          <table:table-cell office:value-type="string" calcext:value-type="string">
            <text:p>Mensualidades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Al día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alario base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14" calcext:value-type="float">
            <text:p>14</text:p>
          </table:table-cell>
          <table:table-cell table:formula="of:=[.D7]*[.C7]" office:value-type="float" office:value="12180" calcext:value-type="float">
            <text:p>12180</text:p>
          </table:table-cell>
          <table:table-cell/>
          <table:table-cell table:style-name="ce1" table:formula="of:=[.E7]/365" office:value-type="float" office:value="33.3698630136986" calcext:value-type="float">
            <text:p>33,37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lus convenio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formula="of:=[.D8]*[.C8]" office:value-type="float" office:value="1260" calcext:value-type="float">
            <text:p>1260</text:p>
          </table:table-cell>
          <table:table-cell/>
          <table:table-cell table:style-name="ce1" table:formula="of:=[.E8]/365" office:value-type="float" office:value="3.4520547945205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 transpor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7:.E8])" office:value-type="float" office:value="13440" calcext:value-type="float">
            <text:p>13440</text:p>
          </table:table-cell>
          <table:table-cell/>
          <table:table-cell table:style-name="ce1" table:formula="of:=[.E11]/365" office:value-type="float" office:value="36.8219178082192" calcext:value-type="float">
            <text:p>36,8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demnización</text:p>
          </table:table-cell>
          <table:table-cell/>
          <table:table-cell table:style-name="ce1" table:formula="of:=[.G11]*[.E2]" office:value-type="float" office:value="6186.08219178082" calcext:value-type="float">
            <text:p>6.186,08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 calcext:value-type="string" table:number-columns-spanned="7" table:number-rows-spanned="1">
            <text:p><text:span text:style-name="T1">Finiquito</text:span> = Indemnización + Vacaciones no disfrutadas + Pagas extra no prorrateadas + Días trabajados el último mes</text:p>
          </table:table-cell>
          <table:covered-table-cell table:style-name="ce6"/>
          <table:covered-table-cell table:number-columns-repeated="5" table:style-name="ce18"/>
          <table:table-cell table:number-columns-repeated="4"/>
        </table:table-row>
        <table:table-row table:style-name="ro1">
          <table:table-cell table:style-name="ce7" office:value-type="string" calcext:value-type="string">
            <text:p>24/04/2014 Días por cobrar del mes</text:p>
          </table:table-cell>
          <table:table-cell table:style-name="ce7"/>
          <table:table-cell table:style-name="ce13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ario base</text:p>
          </table:table-cell>
          <table:table-cell/>
          <table:table-cell table:formula="of:=[.C7]*[.C16]/30" office:value-type="float" office:value="696" calcext:value-type="float">
            <text:p>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us convenio</text:p>
          </table:table-cell>
          <table:table-cell/>
          <table:table-cell table:style-name="ce1" table:formula="of:=[.C8]*[.C16]/30" office:value-type="float" office:value="84" calcext:value-type="float">
            <text:p>84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us distancia</text:p>
          </table:table-cell>
          <table:table-cell/>
          <table:table-cell table:style-name="ce1" table:formula="of:=[.C9]*[.C16]/30" office:value-type="float" office:value="80" calcext:value-type="float">
            <text:p>80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rrata pagas</text:p>
          </table:table-cell>
          <table:table-cell/>
          <table:table-cell table:style-name="ce1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es</text:p>
          </table:table-cell>
          <table:table-cell table:style-name="ce18" office:value-type="string" calcext:value-type="string">
            <text:p>Disfrutad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ías</text:p>
          </table:table-cell>
          <table:table-cell table:formula="of:=31+28+31+24"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caciones =1 mes =30 días</text:p>
          </table:table-cell>
          <table:table-cell table:number-columns-repeated="2"/>
          <table:table-cell table:style-name="ce18" office:value-type="string" calcext:value-type="string">
            <text:p>Salario base</text:p>
          </table:table-cell>
          <table:table-cell table:style-name="ce18" office:value-type="string" calcext:value-type="string">
            <text:p>Plus convenio</text:p>
          </table:table-cell>
          <table:table-cell table:style-name="ce18" office:value-type="string" calcext:value-type="string">
            <text:p>Prorrata</text:p>
          </table:table-cell>
          <table:table-cell table:style-name="ce18" office:value-type="string" calcext:value-type="string">
            <text:p><text:s/>TOTAL</text:p>
          </table:table-cell>
          <table:table-cell table:style-name="ce12" office:value-type="string" calcext:value-type="string" table:number-columns-spanned="4" table:number-rows-spanned="1">
            <text:p>Para la cotización se redondea el día hacia arriba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365-30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10" table:formula="of:=[.C7]" office:value-type="float" office:value="870" calcext:value-type="float">
            <text:p>870,00</text:p>
          </table:table-cell>
          <table:table-cell table:style-name="ce10" table:formula="of:=[.C8]" office:value-type="float" office:value="105" calcext:value-type="float">
            <text:p>105,00</text:p>
          </table:table-cell>
          <table:table-cell table:style-name="ce18" office:value-type="float" office:value="0" calcext:value-type="float">
            <text:p>0</text:p>
          </table:table-cell>
          <table:table-cell table:style-name="ce10" table:formula="of:=[.C25]*([.D24]+[.E24]+[.F24])/30" office:value-type="float" office:value="142.020547945205" calcext:value-type="float">
            <text:p>142,02</text:p>
          </table:table-cell>
          <table:table-cell table:formula="of:=5*([.D24]+[.E24]+[.F24])/30" office:value-type="float" office:value="162.5" calcext:value-type="float">
            <text:p>16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4-x</text:p>
          </table:table-cell>
          <table:table-cell/>
          <table:table-cell table:style-name="ce10" table:formula="of:=(114*30/365)-[.C22]" office:value-type="float" office:value="4.36986301369863" calcext:value-type="float">
            <text:p>4,37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agas extra</text:p>
          </table:table-cell>
          <table:table-cell table:number-columns-repeated="4"/>
          <table:table-cell table:style-name="ce18"/>
          <table:table-cell table:number-columns-repeated="5"/>
        </table:table-row>
        <table:table-row table:style-name="ro1">
          <table:table-cell office:value-type="string" calcext:value-type="string">
            <text:p>Paga Julio</text:p>
          </table:table-cell>
          <table:table-cell/>
          <table:table-cell office:value-type="string" calcext:value-type="string">
            <text:p>1/7/13 -30/6/2014</text:p>
          </table:table-cell>
          <table:table-cell office:value-type="string" calcext:value-type="string">
            <text:p>870-365</text:p>
          </table:table-cell>
          <table:table-cell table:style-name="ce18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ías</text:p>
          </table:table-cell>
          <table:table-cell table:style-name="ce18" table:formula="of:=31+31+30+31+30+31+31+28+31+24" office:value-type="float" office:value="298" calcext:value-type="float">
            <text:p>298</text:p>
          </table:table-cell>
          <table:table-cell office:value-type="string" calcext:value-type="string">
            <text:p>1/07/13- 24/04/14</text:p>
          </table:table-cell>
          <table:table-cell office:value-type="string" calcext:value-type="string">
            <text:p>x-298</text:p>
          </table:table-cell>
          <table:table-cell table:style-name="ce10" table:formula="of:=870*298/365" office:value-type="float" office:value="710.301369863014" calcext:value-type="float">
            <text:p>710,30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aga Diciembre</text:p>
          </table:table-cell>
          <table:table-cell/>
          <table:table-cell office:value-type="string" calcext:value-type="string">
            <text:p>1/01/14-31/12/14</text:p>
          </table:table-cell>
          <table:table-cell office:value-type="string" calcext:value-type="string">
            <text:p>870-365</text:p>
          </table:table-cell>
          <table:table-cell table:style-name="ce18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ías</text:p>
          </table:table-cell>
          <table:table-cell table:style-name="ce18" table:formula="of:=31+28+31+24" office:value-type="float" office:value="114" calcext:value-type="float">
            <text:p>114</text:p>
          </table:table-cell>
          <table:table-cell office:value-type="string" calcext:value-type="string">
            <text:p>1/01/14-24/04/14</text:p>
          </table:table-cell>
          <table:table-cell office:value-type="string" calcext:value-type="string">
            <text:p>x-114</text:p>
          </table:table-cell>
          <table:table-cell table:style-name="ce10" table:formula="of:=870*114/365" office:value-type="float" office:value="271.72602739726" calcext:value-type="float">
            <text:p>271,73</text:p>
          </table:table-cell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Finiquito</text:p>
          </table:table-cell>
          <table:table-cell table:number-columns-repeated="10"/>
        </table:table-row>
        <table:table-row table:style-name="ro1">
          <table:table-cell table:style-name="ce8" table:formula="of:=[.C13]+[.G24]+[.E29]+[.E32]+[.C17]+[.C18]+[.C19]" office:value-type="float" office:value="8170.1301369863" calcext:value-type="float">
            <text:p>8.170,1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3:54:10.362000000">00:00:00</text:time></text:p>
        </style:region-right>
      </style:header>
      <style:header-left style:display="false"/>
      <style:header-first style:display="false"/>
      <style:footer style:display="false">
        <text:p>Páx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17:03:41.671000000</meta:creation-date>
    <dc:date>2022-04-05T15:27:14.362000000</dc:date>
    <meta:editing-duration>PT2H14M22S</meta:editing-duration>
    <meta:editing-cycles>20</meta:editing-cycles>
    <meta:generator>LibreOffice/7.2.0.4$Windows_X86_64 LibreOffice_project/9a9c6381e3f7a62afc1329bd359cc48accb6435b</meta:generator>
    <meta:document-statistic meta:table-count="7" meta:cell-count="397" meta:object-count="0"/>
  </office:meta>
</office:document-meta>
</file>